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c090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30df0"/>
    </style:style>
    <style:style style:name="P4" style:family="paragraph" style:parent-style-name="Standard" style:list-style-name="L1">
      <style:text-properties officeooo:paragraph-rsid="0009c090"/>
    </style:style>
    <style:style style:name="P5" style:family="paragraph" style:parent-style-name="Standard" style:list-style-name="L1">
      <style:text-properties officeooo:rsid="00083393" officeooo:paragraph-rsid="00083393"/>
    </style:style>
    <style:style style:name="P6" style:family="paragraph" style:parent-style-name="Standard" style:list-style-name="L1">
      <style:text-properties officeooo:rsid="00067073" officeooo:paragraph-rsid="00067073"/>
    </style:style>
    <style:style style:name="P7" style:family="paragraph" style:parent-style-name="Standard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officeooo:paragraph-rsid="00030df0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a6446" officeooo:paragraph-rsid="000a6446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d4164" officeooo:paragraph-rsid="000d4164" style:font-weight-asian="normal" style:font-weight-complex="normal"/>
    </style:style>
    <style:style style:name="P12" style:family="paragraph" style:parent-style-name="Standard" style:list-style-name="L1">
      <style:text-properties officeooo:rsid="0009c683" officeooo:paragraph-rsid="0009c683"/>
    </style:style>
    <style:style style:name="T1" style:family="text">
      <style:text-properties officeooo:rsid="00030df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030df0" style:font-weight-asian="normal" style:font-weight-complex="normal"/>
    </style:style>
    <style:style style:name="T5" style:family="text">
      <style:text-properties officeooo:rsid="00051097"/>
    </style:style>
    <style:style style:name="T6" style:family="text">
      <style:text-properties officeooo:rsid="00067073"/>
    </style:style>
    <style:style style:name="T7" style:family="text">
      <style:text-properties officeooo:rsid="00083393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083393" style:font-style-asian="normal" style:font-weight-asian="normal" style:font-style-complex="normal" style:font-weight-complex="normal"/>
    </style:style>
    <style:style style:name="T10" style:family="text">
      <style:text-properties officeooo:rsid="0009c0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4.2. Busca la explicación de cada uno de los malware vistos arriba. Una pregunta del examen será definir algunos de ellos.</text:p>
      <text:p text:style-name="Standard"/>
      <text:list xml:id="list593309455" text:style-name="L1">
        <text:list-item>
          <text:p text:style-name="P2">Adware</text:p>
          <text:list>
            <text:list-header>
              <text:p text:style-name="P2"><text:span text:style-name="T1">P</text:span>rograma que automáticamente muestra <text:span text:style-name="T3">u ofrece </text:span><text:span text:style-name="T4">publicidad </text:span><text:span text:style-name="T3">n</text:span>o deseada o engañosa.</text:p>
              <text:p text:style-name="P2"/>
            </text:list-header>
          </text:list>
        </text:list-item>
        <text:list-item>
          <text:p text:style-name="P9">Bloqueador</text:p>
          <text:list>
            <text:list-header>
              <text:p text:style-name="P12">Malware que de forma lógica bloquea la conexión del ordenador a distintos dispositivos periféricos.</text:p>
              <text:p text:style-name="P12"/>
            </text:list-header>
          </text:list>
        </text:list-item>
        <text:list-item>
          <text:p text:style-name="P3">Bomba lógica</text:p>
          <text:list>
            <text:list-header>
              <text:p text:style-name="P3"><text:span text:style-name="T6">P</text:span>arte de un código insertado intencionalmente en un programa informático que permanece oculto hasta cumplirse una o más condiciones preprogramadas, en ese momento se ejecuta una acción maliciosa.</text:p>
              <text:p text:style-name="P3"/>
            </text:list-header>
          </text:list>
        </text:list-item>
        <text:list-item>
          <text:p text:style-name="P2">Broma (Joke)</text:p>
          <text:list>
            <text:list-header>
              <text:p text:style-name="P2"><text:span text:style-name="T6">P</text:span>rograma inofensivo que simula las acciones de un virus informático en nuestro ordenador.</text:p>
              <text:p text:style-name="P2"/>
            </text:list-header>
          </text:list>
        </text:list-item>
        <text:list-item>
          <text:p text:style-name="P2">Bulo (Hoax)</text:p>
          <text:list>
            <text:list-header>
              <text:p text:style-name="P2"><text:span text:style-name="T7">Mensaje</text:span> distribuido en formato de <text:span text:style-name="Strong_20_Emphasis"><text:span text:style-name="T2">cadena</text:span></text:span><text:span text:style-name="T2">, cuyo</text:span> objetivo es hacer creer a los lectores, que algo falso es real.</text:p>
              <text:p text:style-name="P2"/>
            </text:list-header>
          </text:list>
        </text:list-item>
        <text:list-item>
          <text:p text:style-name="P2">Capturador de pulsaciones (Keylogger)</text:p>
          <text:list>
            <text:list-header>
              <text:p text:style-name="P2"><text:span text:style-name="T6">S</text:span>oftware que graba toda la información que se introduce usando el teclado.</text:p>
              <text:p text:style-name="P2"/>
            </text:list-header>
          </text:list>
        </text:list-item>
        <text:list-item>
          <text:p text:style-name="P8">Clicker</text:p>
          <text:list>
            <text:list-header>
              <text:p text:style-name="P10">Malware con el objetivo de que el usuario haga clic.</text:p>
              <text:p text:style-name="P2"/>
            </text:list-header>
          </text:list>
        </text:list-item>
        <text:list-item>
          <text:p text:style-name="P2">Criptovirus (Ransomware)</text:p>
          <text:list>
            <text:list-header>
              <text:p text:style-name="P2"><text:span text:style-name="T5">Malware </text:span>que restringe el acceso a determinadas partes o archivos del <text:span text:style-name="T5">sistema operativo</text:span> infectado y pide un rescate a cambio de quitar esta restricción.</text:p>
              <text:p text:style-name="P2"/>
            </text:list-header>
          </text:list>
        </text:list-item>
        <text:list-item>
          <text:p text:style-name="P2">Descargador (Downloader)</text:p>
          <text:list>
            <text:list-header>
              <text:p text:style-name="P5">Malware cuya función es descargar otros malware.</text:p>
              <text:p text:style-name="P5"/>
            </text:list-header>
          </text:list>
        </text:list-item>
        <text:list-item>
          <text:p text:style-name="P2">Espía (Spyware)</text:p>
          <text:list>
            <text:list-header>
              <text:p text:style-name="P2"><text:span text:style-name="T1">Malware </text:span>que recopila información de una computadora y después transmite esta información a una entidad externa.</text:p>
              <text:p text:style-name="P2"/>
            </text:list-header>
          </text:list>
        </text:list-item>
        <text:list-item>
          <text:p text:style-name="P2">Exploit.</text:p>
          <text:list>
            <text:list-header>
              <text:p text:style-name="P6">Malware que explota vulnerabilidades de un sistema.</text:p>
              <text:p text:style-name="P6"/>
            </text:list-header>
          </text:list>
        </text:list-item>
        <text:list-item>
          <text:p text:style-name="P8">Herramienta de fraude</text:p>
          <text:list>
            <text:list-header>
              <text:p text:style-name="P11">Malware que intenta engañarte para obtener beneficio económico.</text:p>
              <text:list>
                <text:list-header>
                  <text:p text:style-name="P2"/>
                </text:list-header>
              </text:list>
            </text:list-header>
          </text:list>
        </text:list-item>
        <text:list-item>
          <text:p text:style-name="P2">Instalador (Dropper)</text:p>
          <text:list>
            <text:list-header>
              <text:p text:style-name="P2"><text:span text:style-name="T8">Un dropper es un </text:span><text:span text:style-name="T9">software d</text:span><text:span text:style-name="T8">iseñado para instalar algún tipo de </text:span><text:span text:style-name="T9">malware </text:span><text:span text:style-name="T8">en el </text:span><text:span text:style-name="T9">sistema operativo </text:span><text:span text:style-name="T8">donde ha sido ejecutado.</text:span></text:p>
              <text:p text:style-name="P7"/>
            </text:list-header>
          </text:list>
        </text:list-item>
        <text:list-item>
          <text:p text:style-name="P2">Ladrón de contraseñas (PWStealer)</text:p>
          <text:list>
            <text:list-header>
              <text:p text:style-name="P4"><text:soft-page-break/><text:span text:style-name="T10">Malware </text:span>con el propósito de obtener de forma fraudulenta información confidencial del propietario.</text:p>
            </text:list-header>
          </text:list>
        </text:list-item>
      </text:list>
      <text:p text:style-name="P1"/>
      <text:list xml:id="list124731730342703" text:continue-numbering="true" text:style-name="L1">
        <text:list-item>
          <text:p text:style-name="P2">Marcador (Dialer)</text:p>
          <text:list>
            <text:list-header>
              <text:p text:style-name="P2"><text:span text:style-name="T10">Malware </text:span>que marca un <text:span text:style-name="T10">número de teléfono de tarifación especial </text:span>usando el <text:span text:style-name="T10">módem,</text:span> estos NTA son números cuyo coste es superior al de una llamada nacional. </text:p>
              <text:p text:style-name="P2"/>
            </text:list-header>
          </text:list>
        </text:list-item>
        <text:list-item>
          <text:p text:style-name="P2">Puerta trasera (Backdoor)</text:p>
          <text:list>
            <text:list-header>
              <text:p text:style-name="P2"><text:span text:style-name="T10">Malware diseñado pa</text:span>ra dar a los usuarios maliciosos el control de un equipo infectado. </text:p>
              <text:p text:style-name="P2"/>
            </text:list-header>
          </text:list>
        </text:list-item>
        <text:list-item>
          <text:p text:style-name="P8">Rootkit</text:p>
          <text:list>
            <text:list-header>
              <text:p text:style-name="P2"><text:span text:style-name="T10">Herramientas que </text:span>esconde<text:span text:style-name="T10">n </text:span>los procesos y archivos que permiten a <text:span text:style-name="T10">un</text:span> intruso mantener el acceso <text:span text:style-name="T10">a un </text:span>sistema</text:p>
              <text:p text:style-name="P2"/>
            </text:list-header>
          </text:list>
        </text:list-item>
        <text:list-item>
          <text:p text:style-name="P2">Secuestrador del navegador (browser hijacker)</text:p>
          <text:list>
            <text:list-header>
              <text:p text:style-name="P4"><text:span text:style-name="T10">Malware que realiza cambios en el navegador (L</text:span>anzando <text:span text:style-name="T10">popups</text:span>, modificando la página de inicio o de búsqueda predeterminada, etcétera.<text:span text:style-name="T10">) sin consentimiento del usuario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20-01-09T10:10:24.468850142</meta:creation-date>
    <dc:date>2020-01-20T12:47:29.521038317</dc:date>
    <dc:creator>I103-02 </dc:creator>
    <meta:editing-duration>PT32M37S</meta:editing-duration>
    <meta:editing-cycles>8</meta:editing-cycles>
    <meta:generator>LibreOffice/6.0.2.1.0$Linux_X86_64 LibreOffice_project/00m0$Build-1</meta:generator>
    <meta:document-statistic meta:table-count="0" meta:image-count="0" meta:object-count="0" meta:page-count="2" meta:paragraph-count="53" meta:word-count="396" meta:character-count="2362" meta:non-whitespace-character-count="2053"/>
  </office:meta>
</office:document-meta>
</file>